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Text_20_body">
      <style:paragraph-properties fo:margin-left="0cm" fo:margin-right="0cm" fo:line-height="200%" fo:text-align="justify" style:justify-single-word="false" fo:text-indent="1.247cm" style:auto-text-indent="false" style:snap-to-layout-grid="false"/>
    </style:style>
    <style:style style:name="P2" style:family="paragraph" style:parent-style-name="Text_20_body">
      <style:paragraph-properties fo:margin-top="0.575cm" fo:margin-bottom="0cm" loext:contextual-spacing="false"/>
      <style:text-properties style:font-name="標楷體" fo:font-size="18pt" fo:font-weight="bold" style:font-name-asian="標楷體" style:font-size-asian="18pt" style:font-weight-asian="bold"/>
    </style:style>
    <style:style style:name="P3" style:family="paragraph" style:parent-style-name="Text_20_body">
      <style:text-properties style:font-name="標楷體" fo:font-size="16pt" style:font-name-asian="標楷體" style:font-size-asian="16pt" style:font-size-complex="16pt"/>
    </style:style>
    <style:style style:name="P4" style:family="paragraph" style:parent-style-name="Text_20_body">
      <style:paragraph-properties fo:line-height="115%" style:snap-to-layout-grid="false"/>
      <style:text-properties style:font-name="標楷體" fo:font-size="16pt" style:font-name-asian="標楷體" style:font-size-asian="16pt" style:font-size-complex="16pt"/>
    </style:style>
    <style:style style:name="P5" style:family="paragraph" style:parent-style-name="Text_20_body">
      <style:paragraph-properties fo:line-height="150%" style:snap-to-layout-grid="false"/>
      <style:text-properties style:font-name="標楷體" fo:font-size="16pt" style:font-name-asian="標楷體" style:font-size-asian="16pt" style:font-size-complex="16pt"/>
    </style:style>
    <style:style style:name="P6" style:family="paragraph" style:parent-style-name="Text_20_body">
      <style:paragraph-properties style:line-height-at-least="0.988cm" fo:text-align="center" style:justify-single-word="false" style:snap-to-layout-grid="false"/>
    </style:style>
    <style:style style:name="P7" style:family="paragraph" style:parent-style-name="Text_20_body">
      <style:paragraph-properties fo:margin-left="1.249cm" fo:margin-right="0cm" fo:line-height="150%" fo:text-indent="0cm" style:auto-text-indent="false" style:snap-to-layout-grid="false">
        <style:tab-stops/>
      </style:paragraph-properties>
      <style:text-properties style:font-name="標楷體" fo:font-size="16pt" style:font-name-asian="標楷體" style:font-size-asian="16pt" style:font-size-complex="16pt"/>
    </style:style>
    <style:style style:name="P8" style:family="paragraph" style:parent-style-name="Text_20_body" style:master-page-name="MP0">
      <style:paragraph-properties fo:margin-top="0.575cm" fo:margin-bottom="0.575cm" loext:contextual-spacing="false" fo:text-align="center" style:justify-single-word="false" style:page-number="auto" fo:break-before="page"/>
    </style:style>
    <style:style style:name="T1" style:family="text">
      <style:text-properties style:font-name="標楷體" fo:font-size="18pt" fo:font-weight="bold" style:font-name-asian="標楷體" style:font-size-asian="18pt" style:font-weight-asian="bold" style:font-size-complex="18pt"/>
    </style:style>
    <style:style style:name="T2" style:family="text">
      <style:text-properties style:font-name="標楷體" fo:font-size="16pt" style:font-name-asian="標楷體" style:font-size-asian="16pt" style:font-size-complex="16pt"/>
    </style:style>
    <style:style style:name="T3" style:family="text">
      <style:text-properties style:font-name="標楷體" fo:font-size="16pt" style:text-underline-style="solid" style:text-underline-width="auto" style:text-underline-color="font-color" style:text-underline-mode="continuous" style:text-overline-mode="continuous" style:text-line-through-mode="continuous" style:font-name-asian="標楷體" style:font-size-asian="16pt" style:font-size-complex="16pt"/>
    </style:style>
    <style:style style:name="T4" style:family="text">
      <style:text-properties style:font-name="Times New Roman" fo:font-size="16pt" style:font-name-asian="標楷體" style:font-size-asian="16pt" style:font-size-complex="16pt"/>
    </style:style>
    <style:style style:name="T5" style:family="text">
      <style:text-properties style:font-name="Times New Roman" fo:font-size="16pt" fo:font-weight="bold" style:font-name-asian="標楷體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-start text:name="_GoBack"/><text:span text:style-name="預設段落字型"><text:span text:style-name="T1">案場委託資訊系統操作作業 授權委託書</text:span></text:span></text:p>
      <text:p text:style-name="P1"><text:bookmark-end text:name="_GoBack"/><text:span text:style-name="預設段落字型"><text:span text:style-name="T2">本人或本公司</text:span></text:span><text:span text:style-name="預設段落字型"><text:span text:style-name="T3"> <text:s text:c="21"/></text:span></text:span><text:span text:style-name="預設段落字型"><text:span text:style-name="T2">為太陽光電板案場所有者，今向廢太陽光電板回收服務管理資訊系統(以下稱為資訊系統)申請系統帳號，茲因事未能親自操作，特委託</text:span></text:span><text:span text:style-name="預設段落字型"><text:span text:style-name="T3"> <text:s text:c="13"/></text:span></text:span><text:span text:style-name="預設段落字型"><text:span text:style-name="T2">全權代理本人或本公司於資訊系統的各項作業，恐口說無憑，特立此委託書為據，如有虛偽不實及任何紛爭，本人或本公司願負相關法律責任。</text:span></text:span></text:p>
      <text:p text:style-name="P2">此致 <text:s/></text:p>
      <text:p text:style-name="P2"><text:s text:c="4"/>行政院環境保護署</text:p>
      <text:p text:style-name="P4"/>
      <text:p text:style-name="P5">委託人(太陽光電板案場所有者)</text:p>
      <text:p text:style-name="P7">公司簽章： <text:s text:c="17"/></text:p>
      <text:p text:style-name="P7">負責人簽署： <text:s text:c="17"/></text:p>
      <text:p text:style-name="P5"/>
      <text:p text:style-name="P5">受委託人</text:p>
      <text:p text:style-name="P7">姓名： <text:s text:c="35"/>（簽名或蓋章）</text:p>
      <text:p text:style-name="P7">與委託人關係：</text:p>
      <text:p text:style-name="P3"/>
      <text:p text:style-name="P6"><text:span text:style-name="預設段落字型"><text:span text:style-name="T4">中 <text:s/>華</text:span></text:span><text:span text:style-name="預設段落字型"><text:span text:style-name="T5"> </text:span></text:span><text:span text:style-name="預設段落字型"><text:span text:style-name="T4"><text:s/>民 <text:s/>國 <text:s text:c="9"/>年 <text:s text:c="8"/>月 <text:s text:c="10"/>日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letter-kerning="false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letter-kerning="false" fo:background-color="transparent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Text_20_body" style:display-name="Text body" style:family="paragraph" style:class="text">
      <style:paragraph-properties style:line-height-at-least="0.882cm" fo:hyphenation-ladder-count="no-limit"/>
      <style:text-properties style:font-name="Calibri" fo:font-family="Calibri" style:font-family-generic="swiss" style:font-pitch="variable" fo:font-size="12pt" style:letter-kerning="true" style:font-size-asian="12pt" style:font-size-complex="11pt" fo:hyphenate="false"/>
    </style:style>
    <style:style style:name="頁首1" style:family="paragraph" style:parent-style-name="Text_20_body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/>
    </style:style>
    <style:style style:name="頁尾1" style:family="paragraph" style:parent-style-name="Text_20_body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/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tru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true"/>
    </style:style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頁首_20_字元1" style:display-name="頁首 字元1" style:family="text" style:parent-style-name="預設段落字型"/>
    <style:style style:name="頁尾_20_字元1" style:display-name="頁尾 字元1" style:family="text" style:parent-style-name="預設段落字型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23" style:layout-grid-base-height="0.706cm" style:layout-grid-ruby-height="0.353cm" style:layout-grid-mode="li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title>委託書-範例</dc:title>
    <dc:subject>委託書-範例(A4橫印)</dc:subject>
    <meta:keyword>委託書-範例</meta:keyword>
    <meta:initial-creator>高雄市三民區第一戶政事務所</meta:initial-creator>
    <dc:creator>lsh</dc:creator>
    <meta:creation-date>2019-11-04T03:19:00Z</meta:creation-date>
    <dc:date>2019-11-04T03:19:00Z</dc:date>
    <meta:print-date>2007-05-29T01:54:00Z</meta:print-date>
    <meta:editing-cycles>2</meta:editing-cycles>
    <meta:editing-duration>PT60S</meta:editing-duration>
    <meta:document-statistic meta:table-count="0" meta:image-count="0" meta:object-count="0" meta:page-count="1" meta:paragraph-count="11" meta:word-count="210" meta:character-count="361" meta:non-whitespace-character-count="210"/>
    <meta:template xlink:type="simple" xlink:actuate="onRequest" xlink:title="" xlink:href="Normal.dotm"/>
  </office:meta>
</office:document-meta>
</file>